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588cm" table:align="left"/>
    </style:style>
    <style:style style:name="Table1.A" style:family="table-column">
      <style:table-column-properties style:column-width="2.517cm"/>
    </style:style>
    <style:style style:name="Table1.B" style:family="table-column">
      <style:table-column-properties style:column-width="6.07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6.038cm" table:align="left"/>
    </style:style>
    <style:style style:name="Table2.A" style:family="table-column">
      <style:table-column-properties style:column-width="3.974cm"/>
    </style:style>
    <style:style style:name="Table2.B" style:family="table-column">
      <style:table-column-properties style:column-width="2.06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Here’s a <text:span text:style-name="Strong_20_Emphasis">complete roadmap to learn Generative AI (GenAI)</text:span> from <text:span text:style-name="Strong_20_Emphasis">beginner to advanced</text:span>, designed for someone with a technical background (especially in web dev/full stack). This roadmap will cover all the essentials and practical aspects to help you build and deploy GenAI apps.</text:p>
      <text:p text:style-name="Horizontal_20_Line"/>
      <text:h text:style-name="Heading_20_3" text:outline-level="3">🧭 <text:span text:style-name="Strong_20_Emphasis">GENAI LEARNING ROADMAP (3–6 months)</text:span></text:h>
      <text:p text:style-name="Horizontal_20_Line"/>
      <text:h text:style-name="Heading_20_2" text:outline-level="2">🔹 <text:span text:style-name="Strong_20_Emphasis">PHASE 1: Foundations (2–3 weeks)</text:span></text:h>
      <text:h text:style-name="Heading_20_3" text:outline-level="3">✅ Topics to Cover:</text:h>
      <text:list text:style-name="L1">
        <text:list-item>
          <text:p text:style-name="P1"><text:span text:style-name="Strong_20_Emphasis">AI vs ML vs DL vs GenAI</text:span>: Basic differences</text:p>
        </text:list-item>
        <text:list-item>
          <text:p text:style-name="P1"><text:span text:style-name="Strong_20_Emphasis">Neural Networks Basics</text:span>: Layers, activation functions, forward/backpropagation</text:p>
        </text:list-item>
        <text:list-item>
          <text:p text:style-name="P1"><text:span text:style-name="Strong_20_Emphasis">Transformer Architecture</text:span>: Self-attention, encoder-decoder, position encoding</text:p>
        </text:list-item>
        <text:list-item>
          <text:p text:style-name="P1"><text:span text:style-name="Strong_20_Emphasis">Language Models</text:span>: GPT, BERT, T5 – How they work</text:p>
        </text:list-item>
      </text:list>
      <text:h text:style-name="Heading_20_3" text:outline-level="3">🧠 Resources:</text:h>
      <text:list text:style-name="L2">
        <text:list-item>
          <text:p text:style-name="P2"><text:a xlink:type="simple" xlink:href="https://www.deeplearning.ai/short-courses/chatgpt-prompt-engineering-for-developers/" text:style-name="Internet_20_link" text:visited-style-name="Visited_20_Internet_20_Link">DeepLearning.AI’s ChatGPT Prompt Engineering</text:a></text:p>
        </text:list-item>
        <text:list-item>
          <text:p text:style-name="P2">YouTube: "Transformers from Scratch" – Explained visually</text:p>
        </text:list-item>
        <text:list-item>
          <text:p text:style-name="P2">Blog: <text:a xlink:type="simple" xlink:href="https://jalammar.github.io/" text:style-name="Internet_20_link" text:visited-style-name="Visited_20_Internet_20_Link">Jay Alammar's blog</text:a> for visual explanations</text:p>
        </text:list-item>
      </text:list>
      <text:p text:style-name="Horizontal_20_Line"/>
      <text:h text:style-name="Heading_20_2" text:outline-level="2">🔹 <text:span text:style-name="Strong_20_Emphasis">PHASE 2: GenAI Core Concepts (2–3 weeks)</text:span></text:h>
      <text:h text:style-name="Heading_20_3" text:outline-level="3">✅ Topics to Learn:</text:h>
      <text:list text:style-name="L3">
        <text:list-item>
          <text:p text:style-name="P3"><text:span text:style-name="Strong_20_Emphasis">Prompt Engineering</text:span>: zero-shot, few-shot, chain-of-thought prompting</text:p>
        </text:list-item>
        <text:list-item>
          <text:p text:style-name="P3"><text:span text:style-name="Strong_20_Emphasis">LLMs (Large Language Models)</text:span>: OpenAI, Claude, LLaMA, Mistral</text:p>
        </text:list-item>
        <text:list-item>
          <text:p text:style-name="P3"><text:span text:style-name="Strong_20_Emphasis">Fine-tuning vs. RAG vs. Prompting</text:span></text:p>
        </text:list-item>
        <text:list-item>
          <text:p text:style-name="P3"><text:span text:style-name="Strong_20_Emphasis">Tokenization &amp; Embeddings</text:span>: WordPiece, BytePair Encoding, Sentence Transformers</text:p>
        </text:list-item>
        <text:list-item>
          <text:p text:style-name="P3"><text:span text:style-name="Strong_20_Emphasis">Image, Audio, Code &amp; Video Gen Models</text:span>: DALL·E, Midjourney, Stable Diffusion, MusicLM, CodeGen</text:p>
        </text:list-item>
      </text:list>
      <text:h text:style-name="Heading_20_3" text:outline-level="3">🧠 Resources:</text:h>
      <text:list text:style-name="L4">
        <text:list-item>
          <text:p text:style-name="P4"><text:a xlink:type="simple" xlink:href="https://docs.langchain.com/" text:style-name="Internet_20_link" text:visited-style-name="Visited_20_Internet_20_Link">LangChain documentation</text:a></text:p>
        </text:list-item>
        <text:list-item>
          <text:p text:style-name="P4">HuggingFace blog &amp; model cards</text:p>
        </text:list-item>
        <text:list-item>
          <text:p text:style-name="P4">OpenAI Cookbook on GitHub</text:p>
        </text:list-item>
        <text:list-item>
          <text:p text:style-name="P4"><text:soft-page-break/>YouTube channels: Weights &amp; Biases, AssemblyAI</text:p>
        </text:list-item>
      </text:list>
      <text:p text:style-name="Horizontal_20_Line"/>
      <text:h text:style-name="Heading_20_2" text:outline-level="2">🔹 <text:span text:style-name="Strong_20_Emphasis">PHASE 3: Hands-on with GenAI Tools (2–3 weeks)</text:span></text:h>
      <text:h text:style-name="Heading_20_3" text:outline-level="3">✅ Tools to Learn:</text:h>
      <text:list text:style-name="L5">
        <text:list-item>
          <text:p text:style-name="P5"><text:span text:style-name="Strong_20_Emphasis">OpenAI API (ChatGPT, DALL·E, Whisper)</text:span></text:p>
        </text:list-item>
        <text:list-item>
          <text:p text:style-name="P5"><text:span text:style-name="Strong_20_Emphasis">LangChain / LlamaIndex (for chaining and retrieval-augmented generation)</text:span></text:p>
        </text:list-item>
        <text:list-item>
          <text:p text:style-name="P5"><text:span text:style-name="Strong_20_Emphasis">HuggingFace Transformers</text:span></text:p>
        </text:list-item>
        <text:list-item>
          <text:p text:style-name="P5"><text:span text:style-name="Strong_20_Emphasis">Vector Databases</text:span>: Pinecone, FAISS, ChromaDB</text:p>
        </text:list-item>
        <text:list-item>
          <text:p text:style-name="P5"><text:span text:style-name="Strong_20_Emphasis">Gradio/Streamlit</text:span>: for UI</text:p>
        </text:list-item>
      </text:list>
      <text:h text:style-name="Heading_20_3" text:outline-level="3">🧠 Projects to Build:</text:h>
      <text:list text:style-name="L6">
        <text:list-item>
          <text:p text:style-name="P6">Chatbot with memory using LangChain + OpenAI</text:p>
        </text:list-item>
        <text:list-item>
          <text:p text:style-name="P6">RAG-based PDF QA system using ChromaDB</text:p>
        </text:list-item>
        <text:list-item>
          <text:p text:style-name="P6">Image-to-Text Caption Generator (CLIP + GPT)</text:p>
        </text:list-item>
      </text:list>
      <text:p text:style-name="Horizontal_20_Line"/>
      <text:h text:style-name="Heading_20_2" text:outline-level="2">🔹 <text:span text:style-name="Strong_20_Emphasis">PHASE 4: Build Projects (4–6 weeks)</text:span></text:h>
      <text:h text:style-name="Heading_20_3" text:outline-level="3">✅ Project Ideas:</text:h>
      <text:list text:style-name="L7">
        <text:list-item>
          <text:p text:style-name="P7">✅ Resume/CV Analyzer using GPT + RAG</text:p>
        </text:list-item>
        <text:list-item>
          <text:p text:style-name="P7">✅ Personalized Email Generator</text:p>
        </text:list-item>
        <text:list-item>
          <text:p text:style-name="P7">✅ YouTube Video QA Bot (transcribe with Whisper, answer via GPT)</text:p>
        </text:list-item>
        <text:list-item>
          <text:p text:style-name="P7">✅ Image-based storytelling using DALL·E + GPT</text:p>
        </text:list-item>
        <text:list-item>
          <text:p text:style-name="P7">✅ Legal/Medical/B2B Doc Chatbot using vector database</text:p>
        </text:list-item>
      </text:list>
      <text:p text:style-name="Text_20_body">Each project should involve:</text:p>
      <text:list text:style-name="L8">
        <text:list-item>
          <text:p text:style-name="P8">API integration (OpenAI or HuggingFace)</text:p>
        </text:list-item>
        <text:list-item>
          <text:p text:style-name="P8">A frontend (React or Streamlit)</text:p>
        </text:list-item>
        <text:list-item>
          <text:p text:style-name="P8">Backend orchestration (LangChain / Node.js / Python)</text:p>
        </text:list-item>
        <text:list-item>
          <text:p text:style-name="P8">Hosting (Render, Vercel, or HuggingFace Spaces)</text:p>
        </text:list-item>
      </text:list>
      <text:p text:style-name="Horizontal_20_Line"/>
      <text:h text:style-name="Heading_20_2" text:outline-level="2"><text:soft-page-break/>🔹 <text:span text:style-name="Strong_20_Emphasis">PHASE 5: Advanced Concepts (4 weeks)</text:span></text:h>
      <text:h text:style-name="Heading_20_3" text:outline-level="3">✅ Topics to Explore:</text:h>
      <text:list text:style-name="L9">
        <text:list-item>
          <text:p text:style-name="P9"><text:span text:style-name="Strong_20_Emphasis">Fine-tuning LLMs (QLoRA, PEFT, LoRA)</text:span></text:p>
        </text:list-item>
        <text:list-item>
          <text:p text:style-name="P9"><text:span text:style-name="Strong_20_Emphasis">Training a small model using HuggingFace</text:span></text:p>
        </text:list-item>
        <text:list-item>
          <text:p text:style-name="P9"><text:span text:style-name="Strong_20_Emphasis">Multi-modal GenAI</text:span>: Combining text, image, and audio</text:p>
        </text:list-item>
        <text:list-item>
          <text:p text:style-name="P9"><text:span text:style-name="Strong_20_Emphasis">Agents &amp; Tools in LangChain / AutoGPT</text:span></text:p>
        </text:list-item>
        <text:list-item>
          <text:p text:style-name="P9"><text:span text:style-name="Strong_20_Emphasis">LLM Evaluation and Safety</text:span></text:p>
        </text:list-item>
        <text:list-item>
          <text:p text:style-name="P9"><text:span text:style-name="Strong_20_Emphasis">Cost Optimization &amp; Caching</text:span></text:p>
        </text:list-item>
      </text:list>
      <text:h text:style-name="Heading_20_3" text:outline-level="3">🧠 Resources:</text:h>
      <text:list text:style-name="L10">
        <text:list-item>
          <text:p text:style-name="P10">HuggingFace Course (free)</text:p>
        </text:list-item>
        <text:list-item>
          <text:p text:style-name="P10">DeepLearning.ai's GenAI Specialization</text:p>
        </text:list-item>
        <text:list-item>
          <text:p text:style-name="P10">GitHub: <text:span text:style-name="Source_20_Text">awesome-generative-ai</text:span> repo</text:p>
        </text:list-item>
      </text:list>
      <text:p text:style-name="Horizontal_20_Line"/>
      <text:h text:style-name="Heading_20_2" text:outline-level="2">🔹 <text:span text:style-name="Strong_20_Emphasis">PHASE 6: Deployment &amp; Real-world Apps (2–4 weeks)</text:span></text:h>
      <text:h text:style-name="Heading_20_3" text:outline-level="3">✅ Skills to Learn:</text:h>
      <text:list text:style-name="L11">
        <text:list-item>
          <text:p text:style-name="P11">Deploying GenAI apps with Docker + FastAPI</text:p>
        </text:list-item>
        <text:list-item>
          <text:p text:style-name="P11">Hosting with Vercel / HuggingFace Spaces / AWS</text:p>
        </text:list-item>
        <text:list-item>
          <text:p text:style-name="P11">Using LangSmith for debugging &amp; evaluation</text:p>
        </text:list-item>
        <text:list-item>
          <text:p text:style-name="P11">Streamlining prompts, retries, and fallback logic</text:p>
        </text:list-item>
        <text:list-item>
          <text:p text:style-name="P11">Logging, analytics, and user feedback collection</text:p>
        </text:list-item>
      </text:list>
      <text:p text:style-name="Horizontal_20_Line"/>
      <text:h text:style-name="Heading_20_3" text:outline-level="3">📦 <text:span text:style-name="Strong_20_Emphasis">BONUS</text:span>: Explore GenAI SaaS or Product Ideas</text:h>
      <text:list text:style-name="L12">
        <text:list-item>
          <text:p text:style-name="P12">AI tutor / therapist</text:p>
        </text:list-item>
        <text:list-item>
          <text:p text:style-name="P12">Smart PDF knowledge bots for specific niches</text:p>
        </text:list-item>
        <text:list-item>
          <text:p text:style-name="P12">AI-powered product description writer for e-commerce</text:p>
        </text:list-item>
      </text:list>
      <text:p text:style-name="Horizontal_20_Line"/>
      <text:h text:style-name="Heading_20_2" text:outline-level="2">🛠 Suggested Tools Stack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Tool</text:p>
            </table:table-cell>
          </table:table-row>
        </table:table-header-rows>
        <table:table-row>
          <table:table-cell table:style-name="Table1.A1" office:value-type="string">
            <text:p text:style-name="Table_20_Contents">LLMs</text:p>
          </table:table-cell>
          <table:table-cell table:style-name="Table1.A1" office:value-type="string">
            <text:p text:style-name="Table_20_Contents">OpenAI, Claude, Mistral, LLaMA</text:p>
          </table:table-cell>
        </table:table-row>
        <table:table-row>
          <table:table-cell table:style-name="Table1.A1" office:value-type="string">
            <text:p text:style-name="Table_20_Contents">Orchestration</text:p>
          </table:table-cell>
          <table:table-cell table:style-name="Table1.A1" office:value-type="string">
            <text:p text:style-name="Table_20_Contents">LangChain, LlamaIndex</text:p>
          </table:table-cell>
        </table:table-row>
        <text:soft-page-break/>
        <table:table-row>
          <table:table-cell table:style-name="Table1.A1" office:value-type="string">
            <text:p text:style-name="Table_20_Contents">Vector DB</text:p>
          </table:table-cell>
          <table:table-cell table:style-name="Table1.A1" office:value-type="string">
            <text:p text:style-name="Table_20_Contents">Pinecone, Chroma, Weaviate</text:p>
          </table:table-cell>
        </table:table-row>
        <table:table-row>
          <table:table-cell table:style-name="Table1.A1" office:value-type="string">
            <text:p text:style-name="Table_20_Contents">UI</text:p>
          </table:table-cell>
          <table:table-cell table:style-name="Table1.A1" office:value-type="string">
            <text:p text:style-name="Table_20_Contents">Streamlit, Gradio, React</text:p>
          </table:table-cell>
        </table:table-row>
        <table:table-row>
          <table:table-cell table:style-name="Table1.A1" office:value-type="string">
            <text:p text:style-name="Table_20_Contents">Backend</text:p>
          </table:table-cell>
          <table:table-cell table:style-name="Table1.A1" office:value-type="string">
            <text:p text:style-name="Table_20_Contents">Python (FastAPI), Node.js</text:p>
          </table:table-cell>
        </table:table-row>
        <table:table-row>
          <table:table-cell table:style-name="Table1.A1" office:value-type="string">
            <text:p text:style-name="Table_20_Contents">Hosting</text:p>
          </table:table-cell>
          <table:table-cell table:style-name="Table1.A1" office:value-type="string">
            <text:p text:style-name="Table_20_Contents">Vercel, HuggingFace Spaces</text:p>
          </table:table-cell>
        </table:table-row>
      </table:table>
      <text:p text:style-name="Horizontal_20_Line"/>
      <text:h text:style-name="Heading_20_2" text:outline-level="2">⏳ Timeline Summary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Phase</text:p>
            </table:table-cell>
            <table:table-cell table:style-name="Table2.A1" office:value-type="string">
              <text:p text:style-name="Table_20_Heading">Duration</text:p>
            </table:table-cell>
          </table:table-row>
        </table:table-header-rows>
        <table:table-row>
          <table:table-cell table:style-name="Table2.A1" office:value-type="string">
            <text:p text:style-name="Table_20_Contents">Foundations</text:p>
          </table:table-cell>
          <table:table-cell table:style-name="Table2.A1" office:value-type="string">
            <text:p text:style-name="Table_20_Contents">2–3 weeks</text:p>
          </table:table-cell>
        </table:table-row>
        <table:table-row>
          <table:table-cell table:style-name="Table2.A1" office:value-type="string">
            <text:p text:style-name="Table_20_Contents">Core GenAI Concepts</text:p>
          </table:table-cell>
          <table:table-cell table:style-name="Table2.A1" office:value-type="string">
            <text:p text:style-name="Table_20_Contents">2–3 weeks</text:p>
          </table:table-cell>
        </table:table-row>
        <table:table-row>
          <table:table-cell table:style-name="Table2.A1" office:value-type="string">
            <text:p text:style-name="Table_20_Contents">Tools + Hands-on</text:p>
          </table:table-cell>
          <table:table-cell table:style-name="Table2.A1" office:value-type="string">
            <text:p text:style-name="Table_20_Contents">2–3 weeks</text:p>
          </table:table-cell>
        </table:table-row>
        <table:table-row>
          <table:table-cell table:style-name="Table2.A1" office:value-type="string">
            <text:p text:style-name="Table_20_Contents">Projects</text:p>
          </table:table-cell>
          <table:table-cell table:style-name="Table2.A1" office:value-type="string">
            <text:p text:style-name="Table_20_Contents">4–6 weeks</text:p>
          </table:table-cell>
        </table:table-row>
        <table:table-row>
          <table:table-cell table:style-name="Table2.A1" office:value-type="string">
            <text:p text:style-name="Table_20_Contents">Advanced Concepts</text:p>
          </table:table-cell>
          <table:table-cell table:style-name="Table2.A1" office:value-type="string">
            <text:p text:style-name="Table_20_Contents">4 weeks</text:p>
          </table:table-cell>
        </table:table-row>
        <table:table-row>
          <table:table-cell table:style-name="Table2.A1" office:value-type="string">
            <text:p text:style-name="Table_20_Contents">Deployment</text:p>
          </table:table-cell>
          <table:table-cell table:style-name="Table2.A1" office:value-type="string">
            <text:p text:style-name="Table_20_Contents">2–4 weeks</text:p>
          </table:table-cell>
        </table:table-row>
      </table:table>
      <text:p text:style-name="Horizontal_20_Line"/>
      <text:p text:style-name="Text_20_body">Would you like:</text:p>
      <text:list text:style-name="L13">
        <text:list-item>
          <text:p text:style-name="P13">📄 A PDF version of this roadmap?</text:p>
        </text:list-item>
        <text:list-item>
          <text:p text:style-name="P13">🗓️ A daily/weekly study timetable based on your 2-hour weekday schedule?</text:p>
        </text:list-item>
        <text:list-item>
          <text:p text:style-name="P13">💡 Personalized project recommendations based on your current stack?</text:p>
        </text:list-item>
      </text:list>
      <text:p text:style-name="Text_20_body">Let me know, I can prepare that for you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6T17:33:32.655380400</meta:creation-date>
    <dc:date>2025-08-06T17:34:58.512472100</dc:date>
    <meta:editing-duration>PT1M27S</meta:editing-duration>
    <meta:editing-cycles>1</meta:editing-cycles>
    <meta:document-statistic meta:table-count="2" meta:image-count="0" meta:object-count="0" meta:page-count="4" meta:paragraph-count="105" meta:word-count="599" meta:character-count="3692" meta:non-whitespace-character-count="3260"/>
    <meta:generator>LibreOffice/25.2.5.2$Windows_X86_64 LibreOffice_project/03d19516eb2e1dd5d4ccd751a0d6f35f35e08022</meta:generator>
  </office:meta>
</office:document-meta>
</file>